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style:font-name="arial" fo:font-size="14pt" style:text-underline-style="solid" style:text-underline-width="auto" style:text-underline-color="font-color" officeooo:rsid="0010539d" officeooo:paragraph-rsid="0010539d" style:font-size-asian="12.25pt" style:font-size-complex="14pt"/>
    </style:style>
    <style:style style:name="P2" style:family="paragraph" style:parent-style-name="Standard">
      <style:paragraph-properties fo:text-align="justify" style:justify-single-word="false"/>
      <style:text-properties style:font-name="arial" fo:font-size="14pt" style:text-underline-style="solid" style:text-underline-width="auto" style:text-underline-color="font-color" officeooo:rsid="0018dc26" officeooo:paragraph-rsid="0018dc26" style:font-size-asian="12.25pt" style:font-size-complex="14pt"/>
    </style:style>
    <style:style style:name="P3" style:family="paragraph" style:parent-style-name="Standard">
      <style:paragraph-properties fo:text-align="justify" style:justify-single-word="false"/>
      <style:text-properties style:font-name="arial" fo:font-size="14pt" style:text-underline-style="solid" style:text-underline-width="auto" style:text-underline-color="font-color" officeooo:rsid="0015fb6c" officeooo:paragraph-rsid="0015fb6c" style:font-size-asian="12.25pt" style:font-size-complex="14pt"/>
    </style:style>
    <style:style style:name="P4" style:family="paragraph" style:parent-style-name="Standard">
      <style:paragraph-properties fo:text-align="justify" style:justify-single-word="false"/>
      <style:text-properties style:font-name="arial" fo:font-size="14pt" style:text-underline-style="solid" style:text-underline-width="auto" style:text-underline-color="font-color" officeooo:rsid="0017d55c" officeooo:paragraph-rsid="0017d55c" style:font-size-asian="12.25pt" style:font-size-complex="14pt"/>
    </style:style>
    <style:style style:name="P5" style:family="paragraph" style:parent-style-name="Standard">
      <style:paragraph-properties fo:text-align="justify" style:justify-single-word="false"/>
      <style:text-properties style:font-name="arial" fo:font-size="14pt" style:text-underline-style="none" officeooo:rsid="0013e9fc" officeooo:paragraph-rsid="0013e9fc" style:font-size-asian="12.25pt" style:font-size-complex="14pt"/>
    </style:style>
    <style:style style:name="P6" style:family="paragraph" style:parent-style-name="Standard" style:list-style-name="L1">
      <style:paragraph-properties fo:text-align="justify" style:justify-single-word="false"/>
      <style:text-properties style:font-name="arial" fo:font-size="14pt" style:text-underline-style="none" officeooo:rsid="0015fb6c" officeooo:paragraph-rsid="0015fb6c" style:font-size-asian="12.25pt" style:font-size-complex="14pt"/>
    </style:style>
    <style:style style:name="P7" style:family="paragraph" style:parent-style-name="Standard">
      <style:paragraph-properties fo:text-align="justify" style:justify-single-word="false"/>
      <style:text-properties style:font-name="arial" fo:font-size="14pt" style:text-underline-style="none" officeooo:rsid="0015fb6c" officeooo:paragraph-rsid="0015fb6c" style:font-size-asian="12.25pt" style:font-size-complex="14pt"/>
    </style:style>
    <style:style style:name="P8" style:family="paragraph" style:parent-style-name="Standard">
      <style:paragraph-properties fo:text-align="justify" style:justify-single-word="false"/>
      <style:text-properties style:font-name="arial" fo:font-size="14pt" style:text-underline-style="none" officeooo:rsid="0017d55c" officeooo:paragraph-rsid="0017d55c" style:font-size-asian="12.25pt" style:font-size-complex="14pt"/>
    </style:style>
    <style:style style:name="P9" style:family="paragraph" style:parent-style-name="Standard" style:list-style-name="L1">
      <style:paragraph-properties fo:text-align="justify" style:justify-single-word="false"/>
      <style:text-properties style:font-name="arial" fo:font-size="14pt" style:text-underline-style="none" officeooo:rsid="0017d55c" officeooo:paragraph-rsid="0017d55c" style:font-size-asian="12.25pt" style:font-size-complex="14pt"/>
    </style:style>
    <style:style style:name="P10" style:family="paragraph" style:parent-style-name="Standard">
      <style:paragraph-properties fo:text-align="justify" style:justify-single-word="false"/>
      <style:text-properties style:font-name="arial" fo:font-size="14pt" style:text-underline-style="none" officeooo:rsid="0018dc26" officeooo:paragraph-rsid="0018dc26" style:font-size-asian="12.25pt" style:font-size-complex="14pt"/>
    </style:style>
    <style:style style:name="P11" style:family="paragraph" style:parent-style-name="Standard" style:list-style-name="L7">
      <style:paragraph-properties fo:text-align="justify" style:justify-single-word="false"/>
      <style:text-properties style:font-name="arial" fo:font-size="14pt" style:text-underline-style="none" officeooo:rsid="0018dc26" officeooo:paragraph-rsid="0018dc26" style:font-size-asian="12.25pt" style:font-size-complex="14pt"/>
    </style:style>
    <style:style style:name="P12" style:family="paragraph" style:parent-style-name="Standard">
      <style:paragraph-properties fo:text-align="justify" style:justify-single-word="false"/>
      <style:text-properties style:font-name="arial" fo:font-size="12pt" style:text-underline-style="none" officeooo:rsid="0010539d" officeooo:paragraph-rsid="0010539d" style:font-size-asian="10.5pt" style:font-size-complex="12pt"/>
    </style:style>
    <style:style style:name="P13" style:family="paragraph">
      <loext:graphic-properties draw:fill-color="#ffffff"/>
      <style:paragraph-properties fo:text-align="center"/>
    </style:style>
    <style:style style:name="P14" style:family="paragraph">
      <style:paragraph-properties fo:text-align="center"/>
    </style:style>
    <style:style style:name="P15" style:family="paragraph">
      <style:paragraph-properties fo:text-align="center"/>
      <style:text-properties fo:font-size="12pt"/>
    </style:style>
    <style:style style:name="P16" style:family="paragraph">
      <loext:graphic-properties draw:fill-color="#ed1c24"/>
      <style:paragraph-properties fo:text-align="center"/>
    </style:style>
    <style:style style:name="P17" style:family="paragraph">
      <loext:graphic-properties draw:fill="none" draw:fill-color="#ffffff"/>
    </style:style>
    <style:style style:name="P18" style:family="paragraph">
      <loext:graphic-properties draw:fill="none" draw:fill-color="#ffffff"/>
      <style:text-properties fo:font-size="12pt"/>
    </style:style>
    <style:style style:name="T1" style:family="text">
      <style:text-properties officeooo:rsid="0017d55c"/>
    </style:style>
    <style:style style:name="T2" style:family="text">
      <style:text-properties fo:font-size="12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393cm" fo:text-indent="-0.635cm" fo:margin-left="1.39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28cm" fo:text-indent="-0.635cm" fo:margin-left="2.02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63cm" fo:text-indent="-0.635cm" fo:margin-left="2.66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98cm" fo:text-indent="-0.635cm" fo:margin-left="3.29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33cm" fo:text-indent="-0.635cm" fo:margin-left="3.93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68cm" fo:text-indent="-0.635cm" fo:margin-left="4.56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03cm" fo:text-indent="-0.635cm" fo:margin-left="5.20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38cm" fo:text-indent="-0.635cm" fo:margin-left="5.83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73cm" fo:text-indent="-0.635cm" fo:margin-left="6.47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08cm" fo:text-indent="-0.635cm" fo:margin-left="7.108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fill-color="#ffffff" draw:textarea-horizontal-align="justify" draw:textarea-vertical-align="middle" draw:auto-grow-height="false" fo:min-height="1.647cm" fo:min-width="1.64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ed1c24" draw:textarea-horizontal-align="justify" draw:textarea-vertical-align="middle" draw:auto-grow-height="false" fo:min-height="0.467cm" fo:min-width="0.4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justify" draw:textarea-vertical-align="middle" draw:auto-grow-height="false" fo:min-height="0.467cm" fo:min-width="0.4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justify" draw:textarea-vertical-align="middle" draw:auto-grow-height="false" fo:min-height="0.471cm" fo:min-width="0.47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1.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586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sign outline for tests on the motion anlysis system</text:p>
      <text:p text:style-name="P1"/>
      <text:p text:style-name="P2">Marker Positioning</text:p>
      <text:p text:style-name="P1"/>
      <text:p text:style-name="P12">The first decision to be made is how many markers I would like to use and where they will be located on the subjects body. I would like to start with having a full skeleton, basically with priority on the arms and legs. The decision I have made after conversing with Marco about what was possible and reasonable is to have 16 sensors. These consist of right and left: shoulder, elbow, wrist, hip, knee and ankle (12). Then 2 sensors to identify the right and left side of the bodies (one on the leg and one on the arm) and then one sensor on the chest and one on the small of the back. This layout will provide me with quite a substantial set of data which should allow me to analyse gait, arm swing, bend in the torso and so on. One sensor (basically the hip and wrist) will be used to replicate a watch and phone position. This will allow me to eventually only consider data from these points and ignore the others, and therefore deduce whether the points relating to the watch and phone are enough to still accurately classify the psoe of the person.</text:p>
      <text:p text:style-name="P12"/>
      <text:p text:style-name="P12"><draw:custom-shape text:anchor-type="paragraph" draw:z-index="0" draw:name="Shape1" draw:style-name="gr1" draw:text-style-name="P13" svg:width="2.329cm" svg:height="2.329cm" svg:x="6.502cm" svg:y="0.459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draw:frame text:anchor-type="paragraph" draw:z-index="53" draw:name="Shape5" draw:style-name="gr6" draw:text-style-name="P17" svg:width="2.885cm" svg:height="1.033cm" svg:x="0.152cm" svg:y="0.289cm"><draw:text-box><text:p>Right Shoulder</text:p></draw:text-box></draw:frame></text:p>
      <text:p text:style-name="P1"><draw:line text:anchor-type="paragraph" draw:z-index="1" draw:name="Shape2" draw:style-name="gr2" draw:text-style-name="P14" svg:x1="7.666cm" svg:y1="1.732cm" svg:x2="7.719cm" svg:y2="7.765cm"><text:p/></draw:line><draw:line text:anchor-type="paragraph" draw:z-index="2" draw:name="Shape2" draw:style-name="gr2" draw:text-style-name="P14" svg:x1="7.719cm" svg:y1="7.765cm" svg:x2="6.475cm" svg:y2="14.168cm"><text:p/></draw:line><draw:line text:anchor-type="paragraph" draw:z-index="3" draw:name="Shape2" draw:style-name="gr2" draw:text-style-name="P14" svg:x1="7.719cm" svg:y1="7.765cm" svg:x2="9.148cm" svg:y2="14.168cm"><text:p/></draw:line><draw:line text:anchor-type="paragraph" draw:z-index="4" draw:name="Shape2" draw:style-name="gr2" draw:text-style-name="P14" svg:x1="7.666cm" svg:y1="2.208cm" svg:x2="3.115cm" svg:y2="4.298cm"><text:p/></draw:line><draw:line text:anchor-type="paragraph" draw:z-index="5" draw:name="Shape2" draw:style-name="gr2" draw:text-style-name="P15" svg:x1="7.665cm" svg:y1="2.208cm" svg:x2="12.192cm" svg:y2="3.798cm"><text:p/></draw:line><draw:custom-shape text:anchor-type="paragraph" draw:z-index="6" draw:name="Shape3" draw:style-name="gr3" draw:text-style-name="P16" svg:width="0.662cm" svg:height="0.662cm" svg:x="3.115cm" svg:y="3.84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 draw:name="Shape3" draw:style-name="gr4" draw:text-style-name="P14" svg:width="0.662cm" svg:height="0.662cm" svg:x="5.84cm" svg:y="2.57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 draw:name="Shape3" draw:style-name="gr4" draw:text-style-name="P14" svg:width="0.662cm" svg:height="0.662cm" svg:x="8.724cm" svg:y="13.34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 draw:name="Shape3" draw:style-name="gr4" draw:text-style-name="P14" svg:width="0.662cm" svg:height="0.662cm" svg:x="6.237cm" svg:y="13.37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 draw:name="Shape3" draw:style-name="gr4" draw:text-style-name="P14" svg:width="0.662cm" svg:height="0.662cm" svg:x="8.221cm" svg:y="11.07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 draw:name="Shape3" draw:style-name="gr4" draw:text-style-name="P14" svg:width="0.662cm" svg:height="0.662cm" svg:x="6.687cm" svg:y="11.07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 draw:name="Shape3" draw:style-name="gr3" draw:text-style-name="P16" svg:width="0.662cm" svg:height="0.662cm" svg:x="7.56cm" svg:y="7.9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 draw:name="Shape3" draw:style-name="gr4" draw:text-style-name="P14" svg:width="0.662cm" svg:height="0.662cm" svg:x="7.243cm" svg:y="7.9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 draw:name="Shape3" draw:style-name="gr4" draw:text-style-name="P14" svg:width="0.662cm" svg:height="0.662cm" svg:x="7.057cm" svg:y="9.51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5" draw:name="Shape3" draw:style-name="gr5" draw:text-style-name="P15" svg:width="0.666cm" svg:height="0.666cm" svg:x="7.348cm" svg:y="5.7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6" draw:name="Shape3" draw:style-name="gr4" draw:text-style-name="P14" svg:width="0.662cm" svg:height="0.662cm" svg:x="7.348cm" svg:y="2.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7" draw:name="Shape3" draw:style-name="gr4" draw:text-style-name="P14" svg:width="0.662cm" svg:height="0.662cm" svg:x="11.531cm" svg:y="3.39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 draw:name="Shape3" draw:style-name="gr4" draw:text-style-name="P14" svg:width="0.662cm" svg:height="0.662cm" svg:x="9.835cm" svg:y="2.81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 draw:name="Shape3" draw:style-name="gr4" draw:text-style-name="P14" svg:width="0.662cm" svg:height="0.662cm" svg:x="8.01cm" svg:y="2.20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0" draw:name="Shape3" draw:style-name="gr4" draw:text-style-name="P14" svg:width="0.662cm" svg:height="0.662cm" svg:x="6.819cm" svg:y="2.20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1" draw:name="Shape3" draw:style-name="gr4" draw:text-style-name="P14" svg:width="0.662cm" svg:height="0.662cm" svg:x="4.994cm" svg:y="3.002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22" draw:name="Shape4" draw:style-name="gr2" draw:text-style-name="P15" svg:x1="2.321cm" svg:y1="3.664cm" svg:x2="3.115cm" svg:y2="4.034cm"><text:p/></draw:line><draw:line text:anchor-type="paragraph" draw:z-index="23" draw:name="Shape4" draw:style-name="gr2" draw:text-style-name="P14" svg:x1="14.519cm" svg:y1="0.462cm" svg:x2="8.83cm" svg:y2="2.208cm"><text:p/></draw:line><draw:line text:anchor-type="paragraph" draw:z-index="24" draw:name="Shape4" draw:style-name="gr2" draw:text-style-name="P14" svg:x1="2.718cm" svg:y1="13.374cm" svg:x2="6.052cm" svg:y2="13.612cm"><text:p/></draw:line><draw:line text:anchor-type="paragraph" draw:z-index="25" draw:name="Shape4" draw:style-name="gr2" draw:text-style-name="P14" svg:x1="2.506cm" svg:y1="11.045cm" svg:x2="6.475cm" svg:y2="11.31cm"><text:p/></draw:line><draw:line text:anchor-type="paragraph" draw:z-index="26" draw:name="Shape4" draw:style-name="gr2" draw:text-style-name="P14" svg:x1="3.829cm" svg:y1="9.352cm" svg:x2="6.819cm" svg:y2="9.775cm"><text:p/></draw:line><draw:line text:anchor-type="paragraph" draw:z-index="27" draw:name="Shape4" draw:style-name="gr2" draw:text-style-name="P14" svg:x1="9.518cm" svg:y1="13.585cm" svg:x2="12.084cm" svg:y2="13.215cm"><text:p/></draw:line><draw:line text:anchor-type="paragraph" draw:z-index="28" draw:name="Shape4" draw:style-name="gr2" draw:text-style-name="P14" svg:x1="9.015cm" svg:y1="11.284cm" svg:x2="11.899cm" svg:y2="11.284cm"><text:p/></draw:line><draw:line text:anchor-type="paragraph" draw:z-index="29" draw:name="Shape4" draw:style-name="gr2" draw:text-style-name="P14" svg:x1="8.486cm" svg:y1="8.373cm" svg:x2="11.926cm" svg:y2="8.241cm"><text:p/></draw:line><draw:line text:anchor-type="paragraph" draw:z-index="30" draw:name="Shape4" draw:style-name="gr2" draw:text-style-name="P14" svg:x1="2.136cm" svg:y1="7.791cm" svg:x2="7.057cm" svg:y2="8.294cm"><text:p/></draw:line><draw:line text:anchor-type="paragraph" draw:z-index="31" draw:name="Shape4" draw:style-name="gr2" draw:text-style-name="P14" svg:x1="8.01cm" svg:y1="3.531cm" svg:x2="14.651cm" svg:y2="4.775cm"><text:p/></draw:line><draw:line text:anchor-type="paragraph" draw:z-index="32" draw:name="Shape4" draw:style-name="gr2" draw:text-style-name="P14" svg:x1="8.221cm" svg:y1="6.098cm" svg:x2="11.766cm" svg:y2="6.124cm"><text:p/></draw:line><draw:line text:anchor-type="paragraph" draw:z-index="33" draw:name="Shape4" draw:style-name="gr2" draw:text-style-name="P14" svg:x1="14.466cm" svg:y1="1.891cm" svg:x2="10.497cm" svg:y2="2.817cm"><text:p/></draw:line><draw:line text:anchor-type="paragraph" draw:z-index="34" draw:name="Shape4" draw:style-name="gr2" draw:text-style-name="P14" svg:x1="14.545cm" svg:y1="3.293cm" svg:x2="12.402cm" svg:y2="3.505cm"><text:p/></draw:line><draw:line text:anchor-type="paragraph" draw:z-index="35" draw:name="Shape4" draw:style-name="gr2" draw:text-style-name="P14" svg:x1="2.877cm" svg:y1="0.092cm" svg:x2="7.031cm" svg:y2="2.209cm"><text:p/></draw:line><draw:line text:anchor-type="paragraph" draw:z-index="36" draw:name="Shape4" draw:style-name="gr2" draw:text-style-name="P14" svg:x1="3.697cm" svg:y1="1.52cm" svg:x2="5.999cm" svg:y2="2.578cm"><text:p/></draw:line><draw:line text:anchor-type="paragraph" draw:z-index="37" draw:name="Shape4" draw:style-name="gr2" draw:text-style-name="P14" svg:x1="2.559cm" svg:y1="2.685cm" svg:x2="4.993cm" svg:y2="3.003cm"><text:p/></draw:line><draw:frame text:anchor-type="paragraph" draw:z-index="38" draw:name="Shape5" draw:style-name="gr6" draw:text-style-name="P17" svg:width="2.885cm" svg:height="1.033cm" svg:x="14.704cm" svg:y="0.198cm"><draw:text-box><text:p>Left Shoulder</text:p></draw:text-box></draw:frame><draw:frame text:anchor-type="paragraph" draw:z-index="39" draw:name="Shape5" draw:style-name="gr6" draw:text-style-name="P17" svg:width="2.885cm" svg:height="1.033cm" svg:x="14.704cm" svg:y="1.573cm"><draw:text-box><text:p>Left Elbow</text:p></draw:text-box></draw:frame><draw:frame text:anchor-type="paragraph" draw:z-index="40" draw:name="Shape5" draw:style-name="gr6" draw:text-style-name="P17" svg:width="2.885cm" svg:height="1.033cm" svg:x="14.863cm" svg:y="3.029cm"><draw:text-box><text:p>Left Wrist</text:p></draw:text-box></draw:frame><draw:frame text:anchor-type="paragraph" draw:z-index="41" draw:name="Shape5" draw:style-name="gr7" draw:text-style-name="P18" svg:width="2.885cm" svg:height="0.586cm" svg:x="14.889cm" svg:y="4.59cm"><draw:text-box><text:p><text:span text:style-name="T2">C</text:span><text:span text:style-name="T2">he</text:span><text:span text:style-name="T2">st</text:span></text:p></draw:text-box></draw:frame><draw:frame text:anchor-type="paragraph" draw:z-index="42" draw:name="Shape5" draw:style-name="gr6" draw:text-style-name="P17" svg:width="2.885cm" svg:height="1.033cm" svg:x="11.979cm" svg:y="5.86cm"><draw:text-box><text:p>Lower Back</text:p></draw:text-box></draw:frame><draw:frame text:anchor-type="paragraph" draw:z-index="43" draw:name="Shape5" draw:style-name="gr6" draw:text-style-name="P17" svg:width="2.885cm" svg:height="1.033cm" svg:x="12.164cm" svg:y="7.976cm"><draw:text-box><text:p>Left Hip</text:p></draw:text-box></draw:frame><draw:frame text:anchor-type="paragraph" draw:z-index="44" draw:name="Shape5" draw:style-name="gr6" draw:text-style-name="P17" svg:width="2.885cm" svg:height="1.033cm" svg:x="12.243cm" svg:y="10.966cm"><draw:text-box><text:p>Left Knee</text:p></draw:text-box></draw:frame><draw:frame text:anchor-type="paragraph" draw:z-index="45" draw:name="Shape5" draw:style-name="gr6" draw:text-style-name="P17" svg:width="2.885cm" svg:height="1.033cm" svg:x="12.402cm" svg:y="12.845cm"><draw:text-box><text:p>Left Ankle</text:p></draw:text-box></draw:frame><draw:frame text:anchor-type="paragraph" draw:z-index="46" draw:name="Shape5" draw:style-name="gr6" draw:text-style-name="P17" svg:width="2.885cm" svg:height="1.033cm" svg:x="0.496cm" svg:y="13.056cm"><draw:text-box><text:p>Right Ankle</text:p></draw:text-box></draw:frame><draw:frame text:anchor-type="paragraph" draw:z-index="47" draw:name="Shape5" draw:style-name="gr6" draw:text-style-name="P17" svg:width="2.885cm" svg:height="1.033cm" svg:x="0.416cm" svg:y="10.834cm"><draw:text-box><text:p>Right Knee</text:p></draw:text-box></draw:frame><draw:frame text:anchor-type="paragraph" draw:z-index="48" draw:name="Shape5" draw:style-name="gr6" draw:text-style-name="P17" svg:width="3.308cm" svg:height="1.033cm" svg:x="0.39cm" svg:y="9.035cm"><draw:text-box><text:p>Leg Side Identifier</text:p></draw:text-box></draw:frame><draw:frame text:anchor-type="paragraph" draw:z-index="49" draw:name="Shape5" draw:style-name="gr6" draw:text-style-name="P17" svg:width="2.885cm" svg:height="1.033cm" svg:x="0.363cm" svg:y="7.579cm"><draw:text-box><text:p>Right Hip</text:p></draw:text-box></draw:frame><draw:frame text:anchor-type="paragraph" draw:z-index="50" draw:name="Shape5" draw:style-name="gr6" draw:text-style-name="P17" svg:width="2.382cm" svg:height="1.033cm" svg:x="0.231cm" svg:y="3.399cm"><draw:text-box><text:p>Right Wrist</text:p></draw:text-box></draw:frame><draw:frame text:anchor-type="paragraph" draw:z-index="51" draw:name="Shape5" draw:style-name="gr6" draw:text-style-name="P17" svg:width="2.885cm" svg:height="1.033cm" svg:x="0.231cm" svg:y="2.367cm"><draw:text-box><text:p>Right Elbow</text:p></draw:text-box></draw:frame><draw:frame text:anchor-type="paragraph" draw:z-index="52" draw:name="Shape5" draw:style-name="gr6" draw:text-style-name="P17" svg:width="3.467cm" svg:height="1.033cm" svg:x="0.231cm" svg:y="1.177cm"><draw:text-box><text:p>Arm Side Identifier</text:p></draw:text-box></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5">After deciding upon where the markers go, the next step is to try to create a series of tests which will be most useful in terms of creating my classifier. Another discussion prompted me to record these tests as a long series of different actions including: T-Pose, sit, stand, walk, turn, sit to stand, stand to sit, timed-up-and-go and random activity. The decision of which activities these was dependent upon what I want to be able to classify. Initially the most important actions are sitting, standing and walking. Being able to classify these basic actions will be a predecessor to classifying things which might be more complex. For example, recognising when a person is performing a TUG test could enable feature extraction for the period of time that this happens. Recognising it is the first step, later I may have to consider what to do with the activity once it has been recognised. So, I record a series of these actions which provides me with a recording which I could overlay my classifier onto and various sections which I can split off as required, using video footage as a ground truth.</text:p>
      <text:p text:style-name="P5"/>
      <text:p text:style-name="P3">Sequence of motions</text:p>
      <text:p text:style-name="P3"/>
      <text:p text:style-name="P4">Primitive positions and movements</text:p>
      <text:p text:style-name="P3"/>
      <text:list xml:id="list151678430" text:style-name="L1">
        <text:list-item>
          <text:p text:style-name="P6">T-Pose (5 seconds)</text:p>
        </text:list-item>
      </text:list>
      <text:p text:style-name="P7">The first thing I will get every subject to do is to perform the “T-Pose”. The reason for this is for initial calibration of the marker set. In this pose it is very easy to say where all of the markers are and label them correctly. The pose is essentially where a person stands with their legs shoulder width apart and their arms outstreched on either side.</text:p>
      <text:p text:style-name="P7"/>
      <text:list xml:id="list145144018542961" text:continue-numbering="true" text:style-name="L1">
        <text:list-item>
          <text:p text:style-name="P6">Sitting (10 seconds)</text:p>
        </text:list-item>
      </text:list>
      <text:p text:style-name="P7">Not necessarily in order as I may wish to make my system robust to different sequences and avoid overfitting. Sitting is another of the basic positions I will need to be able to distinguish. For simplicity, I will attempt at this stage to have everyone seated in the same way, hands on thighs and on a stool for marker visibility.</text:p>
      <text:p text:style-name="P7"/>
      <text:list xml:id="list145143673502997" text:continue-numbering="true" text:style-name="L1">
        <text:list-item>
          <text:p text:style-name="P6">Standing (10 seconds)</text:p>
        </text:list-item>
      </text:list>
      <text:p text:style-name="P7">Again I will attempt to have all subjects stand in the same way, with arms to the side and again with all markers visible. Though, I will perhaps take other reasing where the subject will stand in a way which they would consider their natural posture.</text:p>
      <text:p text:style-name="P7"/>
      <text:list xml:id="list145143742242895" text:continue-numbering="true" text:style-name="L1">
        <text:list-item>
          <text:p text:style-name="P6">Walking (10 seconds)</text:p>
        </text:list-item>
      </text:list>
      <text:p text:style-name="P7">Walking will be very difficult to standardise and this is when the classification becomes a little more complex. It should be easy enough to see that there is <text:soft-page-break/>motion which can be considered a walk, however, later the task will be to make decisions as to the “type” or speed of the walk. <text:span text:style-name="T1">For now, I will simply ask the subject to walk in their “natural” way.</text:span></text:p>
      <text:p text:style-name="P7"/>
      <text:list xml:id="list145143882174290" text:continue-numbering="true" text:style-name="L1">
        <text:list-item>
          <text:p text:style-name="P6">Sit to stand <text:span text:style-name="T1">(standing)</text:span>/ stand to sit (<text:span text:style-name="T1">sitting)</text:span></text:p>
        </text:list-item>
      </text:list>
      <text:p text:style-name="P8">Not necessarily able to put a time limit on this as it depends upon the person but these <text:s/>actions are important in terms of understanding the transitional stages. If I can recognise that the action is someone sitting, then the likelihood that their next state is “sat” is higher and this could potentially be helpful.</text:p>
      <text:p text:style-name="P8"/>
      <text:list xml:id="list145142917551362" text:continue-numbering="true" text:style-name="L1">
        <text:list-item>
          <text:p text:style-name="P9">Turning (varying degrees of turn)</text:p>
        </text:list-item>
      </text:list>
      <text:p text:style-name="P8">Being able to identify when someone has turned could be important to distinguishing between complex behaviours (TUG test for example). The degree to which they have turned may be more or less important when I begin identifying behaviours. By this I mean that the fact they have turned may be the important indicator, whereas the degree could be too much information. When applying this to other behaviours this could become much more important.</text:p>
      <text:p text:style-name="P8"/>
      <text:p text:style-name="P2">Complex motion</text:p>
      <text:p text:style-name="P2"/>
      <text:list xml:id="list2838462744" text:style-name="L7">
        <text:list-item>
          <text:p text:style-name="P11">TUG test</text:p>
        </text:list-item>
      </text:list>
      <text:p text:style-name="P10">Timed-up-and-go is a test where the subject would begin from a seated position. They then stand, walk a short distance, turn, then walk back to the chair and sit again. This sort of behaviour is a combination of some of the “primitive” behaviours I have mentioned above. Hopefully, through identification of the primitives, I will be able to combine those to begin identifiying more complex motion.</text:p>
      <text:p text:style-name="P10"/>
      <text:list xml:id="list145141959293796" text:continue-numbering="true" text:style-name="L7">
        <text:list-item>
          <text:p text:style-name="P11">Chair Stand (30 seconds)</text:p>
        </text:list-item>
      </text:list>
      <text:p text:style-name="P10">This test involves the subject beginning from a seated position, they then stand up to a fully erect position, then lower themselves fully back to a relaxed seated position, and repeat. This will be a useful test to really get to grips with the primitives of: “stood”, “standing”, “sat”, and “sitting”.</text:p>
      <text:p text:style-name="P10"/>
      <text:list xml:id="list145143336856964" text:continue-numbering="true" text:style-name="L7">
        <text:list-item>
          <text:p text:style-name="P11">Random behaviours (30 seconds)</text:p>
        </text:list-item>
      </text:list>
      <text:p text:style-name="P10">As a final test, I would like to take into consideration a sequence of random activity. This will be a good final test base where I can attempt to overlay my classification onto a test such as this. In doing so I could identify situations where my classifier is strongest or weake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6T14:19:57.002656444</meta:creation-date>
    <dc:date>2019-03-05T14:51:41.734073408</dc:date>
    <meta:editing-duration>PT7M46S</meta:editing-duration>
    <meta:editing-cycles>2</meta:editing-cycles>
    <meta:generator>LibreOffice/6.0.7.3$Linux_X86_64 LibreOffice_project/00m0$Build-3</meta:generator>
    <meta:document-statistic meta:table-count="0" meta:image-count="0" meta:object-count="0" meta:page-count="3" meta:paragraph-count="25" meta:word-count="990" meta:character-count="5573" meta:non-whitespace-character-count="4616"/>
  </office:meta>
</office:document-meta>
</file>